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cf8e" officeooo:paragraph-rsid="001ecf8e"/>
    </style:style>
    <style:style style:name="P2" style:family="paragraph" style:parent-style-name="Standard">
      <style:text-properties officeooo:rsid="001ecf8e" officeooo:paragraph-rsid="00208780"/>
    </style:style>
    <style:style style:name="P3" style:family="paragraph" style:parent-style-name="Standard">
      <style:text-properties officeooo:rsid="001dc0cf" officeooo:paragraph-rsid="001ecf8e"/>
    </style:style>
    <style:style style:name="P4" style:family="paragraph" style:parent-style-name="Standard">
      <style:text-properties officeooo:rsid="001dc0cf" officeooo:paragraph-rsid="001dc0cf"/>
    </style:style>
    <style:style style:name="P5" style:family="paragraph" style:parent-style-name="Standard">
      <style:text-properties officeooo:rsid="001dc0cf" officeooo:paragraph-rsid="00208780"/>
    </style:style>
    <style:style style:name="P6" style:family="paragraph" style:parent-style-name="Standard">
      <style:text-properties style:font-name="LM Mono 10" fo:font-size="10pt" officeooo:rsid="001dc0cf" officeooo:paragraph-rsid="001dc0cf" style:font-size-asian="10pt" style:font-size-complex="10pt"/>
    </style:style>
    <style:style style:name="P7" style:family="paragraph" style:parent-style-name="Standard">
      <style:text-properties fo:font-size="10pt" officeooo:rsid="001dc0cf" officeooo:paragraph-rsid="00208780" style:font-size-asian="10pt" style:font-size-complex="10pt"/>
    </style:style>
    <style:style style:name="P8" style:family="paragraph" style:parent-style-name="Standard">
      <style:text-properties fo:font-size="10pt" officeooo:rsid="001dc0cf" officeooo:paragraph-rsid="001dc0cf" style:font-size-asian="10pt" style:font-size-complex="10pt"/>
    </style:style>
    <style:style style:name="P9" style:family="paragraph" style:parent-style-name="Standard" style:list-style-name="L1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1ecf8e" officeooo:paragraph-rsid="00208780"/>
    </style:style>
    <style:style style:name="P10" style:family="paragraph" style:parent-style-name="Standard" style:list-style-name="L1">
      <loext:graphic-properties draw:fill="none"/>
      <style:paragraph-properties fo:margin-left="0.25in" fo:margin-right="0in" fo:text-indent="0in" style:auto-text-indent="false" fo:background-color="transparent"/>
      <style:text-properties officeooo:rsid="001ecf8e" officeooo:paragraph-rsid="00208780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ecf8e" officeooo:paragraph-rsid="00208780"/>
    </style:style>
    <style:style style:name="P12" style:family="paragraph" style:parent-style-name="Standard" style:list-style-name="L1">
      <loext:graphic-properties draw:fill="none"/>
      <style:paragraph-properties fo:margin-left="0.25in" fo:margin-right="0in" fo:text-indent="0in" style:auto-text-indent="false" fo:background-color="transparent"/>
      <style:text-properties officeooo:rsid="00208780" officeooo:paragraph-rsid="00208780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208780" officeooo:paragraph-rsid="00208780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dc0cf" officeooo:paragraph-rsid="00208780"/>
    </style:style>
    <style:style style:name="T1" style:family="text">
      <style:text-properties officeooo:rsid="001ecf8e"/>
    </style:style>
    <style:style style:name="T2" style:family="text">
      <style:text-properties officeooo:rsid="002087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~/Documents/howe299r/python$ begin; python IMU_to_file.py; watch -n 0.2 tail *_accel_data.txt <text:span text:style-name="T2">watch -n 0.2 wc “**_accel_data.txt”</text:span></text:p>
      <text:p text:style-name="P8">~/Documents/howe299r/apriltags/build/bin$ ./apriltags_demo; watch -n 0.2 tail *_openCV.txt; <text:span text:style-name="T2">watch -n 0.2 wc “*openCV.txt”</text:span></text:p>
      <text:p text:style-name="P8"/>
      <text:p text:style-name="P8">0<text:span text:style-name="T1">3</text:span> April 2018</text:p>
      <text:p text:style-name="P6">======= <text:s text:c="5"/>====================.</text:p>
      <text:p text:style-name="P6"><text:s/>{CL} <text:s/>|| --- || 15 <text:s/>12 <text:s/>9 <text:s/>6 <text:s/>3 ||</text:p>
      <text:p text:style-name="P6"><text:s/>{AM} <text:s/>|| --- || 14 <text:s/>11 <text:s/>8 <text:s/>5 <text:s/>2 ||</text:p>
      <text:p text:style-name="P6"><text:s/>{P } <text:s/>|| --- || 13 <text:s/>10 <text:s/>7 <text:s/>4 <text:s/>1 ||</text:p>
      <text:p text:style-name="P6">======= <text:s text:c="5"/>====================.</text:p>
      <text:p text:style-name="P4"/>
      <text:p text:style-name="P3">Position ______ <text:span text:style-name="T1">Time ___________</text:span></text:p>
      <text:p text:style-name="P1">Grams: </text:p>
      <text:list xml:id="list582744193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1"/>
      <text:p text:style-name="P14"/>
      <text:p text:style-name="P5"/>
      <text:p text:style-name="P5">Position ______ <text:span text:style-name="T1">Time ___________</text:span></text:p>
      <text:p text:style-name="P2">Grams: </text:p>
      <text:list xml:id="list41422364625924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/>
      <text:p text:style-name="P5">Position ______ <text:span text:style-name="T1">Time ___________</text:span></text:p>
      <text:p text:style-name="P2">Grams: </text:p>
      <text:list xml:id="list41421161104929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/>
      <text:p text:style-name="P5">Position ______ <text:span text:style-name="T1">Time ___________</text:span></text:p>
      <text:p text:style-name="P2">Grams: </text:p>
      <text:list xml:id="list41421463255325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/>
      <text:p text:style-name="P5"/>
      <text:p text:style-name="P5"><text:soft-page-break/>Position ______ <text:span text:style-name="T1">Time ___________</text:span></text:p>
      <text:p text:style-name="P2">Grams: </text:p>
      <text:list xml:id="list41420850791644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/>
      <text:p text:style-name="P5">Position ______ <text:span text:style-name="T1">Time ___________</text:span></text:p>
      <text:p text:style-name="P2">Grams: </text:p>
      <text:list xml:id="list41421534857070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/>
      <text:p text:style-name="P5">Position ______ <text:span text:style-name="T1">Time ___________</text:span></text:p>
      <text:p text:style-name="P2">Grams: </text:p>
      <text:list xml:id="list41420812175044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/>
      <text:p text:style-name="P5">Position ______ <text:span text:style-name="T1">Time ___________</text:span></text:p>
      <text:p text:style-name="P2">Grams: </text:p>
      <text:list xml:id="list41420857077559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/>
      <text:p text:style-name="P5">Position ______ <text:span text:style-name="T1">Time ___________</text:span></text:p>
      <text:p text:style-name="P2">Grams: </text:p>
      <text:list xml:id="list41420667845949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</text:p>
      <text:p text:style-name="P5">Position ______ <text:span text:style-name="T1">Time ___________</text:span></text:p>
      <text:p text:style-name="P2">Grams: </text:p>
      <text:list xml:id="list41421527576482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5"/>
      <text:p text:style-name="P5">Position ______ <text:span text:style-name="T1">Time ___________</text:span></text:p>
      <text:p text:style-name="P2">Grams: </text:p>
      <text:list xml:id="list41420768599351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/>
      <text:p text:style-name="P5">Position ______ <text:span text:style-name="T1">Time ___________</text:span></text:p>
      <text:p text:style-name="P2">Grams: </text:p>
      <text:list xml:id="list41421590579934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/>
      <text:p text:style-name="P5">Position ______ <text:span text:style-name="T1">Time ___________</text:span></text:p>
      <text:p text:style-name="P2">Grams: </text:p>
      <text:list xml:id="list41421104570813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/>
      <text:p text:style-name="P5">Position ______ <text:span text:style-name="T1">Time ___________</text:span></text:p>
      <text:p text:style-name="P2">Grams: </text:p>
      <text:list xml:id="list41420658869520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/>
      <text:p text:style-name="P5"/>
      <text:p text:style-name="P5"/>
      <text:p text:style-name="P5"/>
      <text:p text:style-name="P5"/>
      <text:p text:style-name="P5"><text:soft-page-break/>Position ______ <text:span text:style-name="T1">Time ___________</text:span></text:p>
      <text:p text:style-name="P2">Grams: </text:p>
      <text:list xml:id="list41420893570605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>Position ______ <text:span text:style-name="T1">Time ___________</text:span></text:p>
      <text:p text:style-name="P2">Grams: </text:p>
      <text:list xml:id="list41421687192925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5">Position ______ <text:span text:style-name="T1">Time ___________</text:span></text:p>
      <text:p text:style-name="P2">Grams: </text:p>
      <text:list xml:id="list41420932981919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13"/>
      <text:p text:style-name="P5">Position ______ <text:span text:style-name="T1">Time ___________</text:span></text:p>
      <text:p text:style-name="P2">Grams: </text:p>
      <text:list xml:id="list41420510298182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13"/>
      <text:p text:style-name="P5">Position ______ <text:span text:style-name="T1">Time ___________</text:span></text:p>
      <text:p text:style-name="P2">Grams: </text:p>
      <text:list xml:id="list41421153809727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text:line-break/>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text:line-break/></text:span></text:p>
          <text:p text:style-name="P12">0<text:tab/>280<text:tab/>0<text:tab/>300<text:tab/>0</text:p>
        </text:list-header>
      </text:list>
      <text:p text:style-name="P13"/>
      <text:p text:style-name="P13"/>
      <text:p text:style-name="P5">Position ______ <text:span text:style-name="T1">Time ___________</text:span></text:p>
      <text:p text:style-name="P2">Grams: </text:p>
      <text:list xml:id="list41422177176264" text:continue-numbering="true" text:style-name="L1">
        <text:list-header>
          <text:p text:style-name="P9">0 <text:tab/><text:span text:style-name="T2">0 <text:tab/>0<text:tab/></text:span>20<text:tab/>0<text:tab/>40<text:tab/>0<text:tab/>60<text:tab/>0<text:tab/>80<text:tab/>0<text:tab/>100<text:tab/>0<text:tab/>120</text:p>
          <text:p text:style-name="P10"><text:span text:style-name="T2">0<text:tab/>1</text:span>40<text:tab/><text:span text:style-name="T2">0<text:tab/>160<text:tab/>0<text:tab/>180<text:tab/>0<text:tab/>200<text:tab/>0<text:tab/>220<text:tab/>0<text:tab/>240<text:tab/>0<text:tab/>260</text:span></text:p>
          <text:p text:style-name="P12">0<text:tab/>280<text:tab/>0<text:tab/>300<text:tab/>0</text:p>
        </text:list-header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2:37:06.611725992</meta:creation-date>
    <dc:date>2018-04-03T04:14:17.683728466</dc:date>
    <meta:editing-duration>PT11M31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4" meta:paragraph-count="108" meta:word-count="824" meta:character-count="3074" meta:non-whitespace-character-count="2232"/>
  </office:meta>
</office:document-meta>
</file>